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3.28mm"/>
    </style:style>
    <style:style style:name="co2" style:family="table-column">
      <style:table-column-properties fo:break-before="auto" style:column-width="212.99mm"/>
    </style:style>
    <style:style style:name="co3" style:family="table-column">
      <style:table-column-properties fo:break-before="auto" style:column-width="29.9mm"/>
    </style:style>
    <style:style style:name="co4" style:family="table-column">
      <style:table-column-properties fo:break-before="auto" style:column-width="249.5mm"/>
    </style:style>
    <style:style style:name="co5" style:family="table-column">
      <style:table-column-properties fo:break-before="auto" style:column-width="22.49mm"/>
    </style:style>
    <style:style style:name="co6" style:family="table-column">
      <style:table-column-properties fo:break-before="auto" style:column-width="22.58mm"/>
    </style:style>
    <style:style style:name="ro1" style:family="table-row">
      <style:table-row-properties style:row-height="10.57mm" fo:break-before="auto" style:use-optimal-row-height="true"/>
    </style:style>
    <style:style style:name="ro2" style:family="table-row">
      <style:table-row-properties style:row-height="15.56mm" fo:break-before="auto" style:use-optimal-row-height="true"/>
    </style:style>
    <style:style style:name="ro3" style:family="table-row">
      <style:table-row-properties style:row-height="30.5mm" fo:break-before="auto" style:use-optimal-row-height="true"/>
    </style:style>
    <style:style style:name="ro4" style:family="table-row">
      <style:table-row-properties style:row-height="20.53mm" fo:break-before="auto" style:use-optimal-row-height="true"/>
    </style:style>
    <style:style style:name="ro5" style:family="table-row">
      <style:table-row-properties style:row-height="50.41mm" fo:break-before="auto" style:use-optimal-row-height="true"/>
    </style:style>
    <style:style style:name="ro6" style:family="table-row">
      <style:table-row-properties style:row-height="25.51mm" fo:break-before="auto" style:use-optimal-row-height="true"/>
    </style:style>
    <style:style style:name="ro7" style:family="table-row">
      <style:table-row-properties style:row-height="40.46mm" fo:break-before="auto" style:use-optimal-row-height="true"/>
    </style:style>
    <style:style style:name="ro8" style:family="table-row">
      <style:table-row-properties style:row-height="4.87mm" fo:break-before="auto" style:use-optimal-row-height="true"/>
    </style:style>
    <style:style style:name="ta1" style:family="table" style:master-page-name="PageStyle_5f_Criterios">
      <style:table-properties table:display="true" style:writing-mode="lr-tb"/>
    </style:style>
    <style:style style:name="ta2" style:family="table" style:master-page-name="PageStyle_5f_Observaciones">
      <style:table-properties table:display="true" style:writing-mode="lr-tb"/>
    </style:style>
    <style:style style:name="ce1" style:family="table-cell" style:parent-style-name="Default">
      <style:table-cell-properties fo:background-color="#d9d9d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632523"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333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ff3333"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333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rotation-align="none"/>
    </style:style>
    <style:style style:name="T1" style:family="text">
      <style:text-properties fo:color="#000000" style:font-name="Arial"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2" style:family="text">
      <style:text-properties style:font-name="Arial" style:font-style-complex="normal"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fo:color="#000000"/>
    </style:style>
    <style:style style:name="T3" style:family="text">
      <style:text-properties style:font-name="Arial" style:font-style-complex="normal" fo:font-size="12pt" style:text-underline-style="none" style:text-underline-color="font-color" style:text-line-through-type="none" fo:font-style="normal" style:text-outline="false" fo:text-shadow="none" style:text-position="0%" style:font-size-asian="12pt" style:font-size-complex="12pt" style:font-style-asian="normal" fo:color="#000000" fo:font-weight="bold" style:font-weight-asian="bold" style:font-weight-complex="bold"/>
    </style:style>
    <style:style style:name="T4" style:family="text">
      <style:text-properties style:font-name="Arial" style:font-style-complex="normal" fo:font-size="12pt" style:text-underline-style="none" style:text-underline-color="font-color" style:text-line-through-type="none" fo:font-style="normal" style:text-outline="false" fo:text-shadow="none" style:text-position="0%" style:font-size-asian="12pt" style:font-size-complex="12pt" style:font-style-asian="normal" fo:color="#000000"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riterios" table:style-name="ta1">
        <office:forms form:automatic-focus="false" form:apply-design-mode="false"/>
        <table:table-column table:style-name="co1" table:number-columns-repeated="2" table:default-cell-style-name="ce3"/>
        <table:table-column table:style-name="co2" table:default-cell-style-name="ce5"/>
        <table:table-column table:style-name="co3" table:default-cell-style-name="ce3"/>
        <table:table-column table:style-name="co4" table:default-cell-style-name="ce5"/>
        <table:table-column table:style-name="co5" table:number-columns-repeated="1019" table:default-cell-style-name="ce5"/>
        <table:table-row table:style-name="ro1">
          <table:table-cell table:style-name="ce1" office:value-type="string" calcext:value-type="string">
            <text:p>NIVEL</text:p>
          </table:table-cell>
          <table:table-cell table:style-name="ce1" office:value-type="string" calcext:value-type="string">
            <text:p>PARTE</text:p>
          </table:table-cell>
          <table:table-cell table:style-name="ce1" office:value-type="string" calcext:value-type="string">
            <text:p>CRITERIO DE CONFORMIDAD ATAG 2.0</text:p>
          </table:table-cell>
          <table:table-cell table:style-name="ce1" office:value-type="string" calcext:value-type="string">
            <text:p>CUMPLE</text:p>
            <text:p>(SI, NO, N/A)</text:p>
          </table:table-cell>
          <table:table-cell table:style-name="ce1" office:value-type="string" calcext:value-type="string">
            <text:p>OBSERVACIONES</text:p>
          </table:table-cell>
          <table:table-cell table:style-name="ce3" table:number-columns-repeated="1019"/>
        </table:table-row>
        <table:table-row table:style-name="ro1">
          <table:table-cell table:number-columns-repeated="2" table:style-name="ce2" office:value-type="string" calcext:value-type="string">
            <text:p>A</text:p>
          </table:table-cell>
          <table:table-cell table:style-name="ce4" office:value-type="string" calcext:value-type="string">
            <text:p>A.1.1.1 Basada en Web Accesible ( WCAG Nivel A)<text:span text:style-name="T1">: Si la herramienta de edición tiene interfaz de usuario web, entonces la interfaz de usuario cumple con los criterios de conformidad de WCAG 2.0 para el Nivel A.</text:span></text:p>
          </table:table-cell>
          <table:table-cell table:style-name="ce2"/>
          <table:table-cell table:style-name="ce6"/>
          <table:table-cell table:number-columns-repeated="1019"/>
        </table:table-row>
        <table:table-row table:style-name="ro2">
          <table:table-cell table:number-columns-repeated="2" table:style-name="ce2" office:value-type="string" calcext:value-type="string">
            <text:p>A</text:p>
          </table:table-cell>
          <table:table-cell table:style-name="ce4" office:value-type="string" calcext:value-type="string">
            <text:p>A.1.2.1 Pautas de Accesibilidad<text:span text:style-name="T1">: Si la herramienta de edición tiene interfaz de usuario no-web, entonces la interfaz de usuario sigue directrices de accesibilidad de interfaz de usuario para la plataforma (e.g. MS Windows)</text:span></text:p>
          </table:table-cell>
          <table:table-cell table:style-name="ce2"/>
          <table:table-cell table:style-name="ce7"/>
          <table:table-cell table:number-columns-repeated="1019"/>
        </table:table-row>
        <table:table-row table:style-name="ro2">
          <table:table-cell table:number-columns-repeated="2" table:style-name="ce2" office:value-type="string" calcext:value-type="string">
            <text:p>A</text:p>
          </table:table-cell>
          <table:table-cell table:style-name="ce4" office:value-type="string" calcext:value-type="string">
            <text:p>A.1.2.2 Servicios de Accesibilidad de la Plataforma<text:span text:style-name="T1">: Si la herramienta de edición tiene interfaz de usuario no-web, entonces la interfaz de usuario expone información de accesibilidad a través de los servicios de accesibilidad de la plataforma (e.g. MS Windows).</text:span></text:p>
          </table:table-cell>
          <table:table-cell table:style-name="ce2"/>
          <table:table-cell table:style-name="ce7"/>
          <table:table-cell table:number-columns-repeated="1019"/>
        </table:table-row>
        <table:table-row table:style-name="ro2">
          <table:table-cell table:number-columns-repeated="2" table:style-name="ce2" office:value-type="string" calcext:value-type="string">
            <text:p>A</text:p>
          </table:table-cell>
          <table:table-cell table:style-name="ce4" office:value-type="string" calcext:value-type="string">
            <text:p>A.2.1.1<text:span text:style-name="T2"> </text:span><text:span text:style-name="T3">Alternativas de texto para contenido renderizado no textual:</text:span><text:span text:style-name="T4"> Si en la vista de edición se renderiza (visualiza) contenido no textual, entonces cualquier alternativa de texto asociada mediante programación para el contenido no textual, puede ser determinada mediante programación.</text:span></text:p>
          </table:table-cell>
          <table:table-cell table:style-name="ce2"/>
          <table:table-cell table:style-name="ce8"/>
          <table:table-cell table:number-columns-repeated="1019"/>
        </table:table-row>
        <table:table-row table:style-name="ro3">
          <table:table-cell table:number-columns-repeated="2" table:style-name="ce2" office:value-type="string" calcext:value-type="string">
            <text:p>A</text:p>
          </table:table-cell>
          <table:table-cell table:style-name="ce4" office:value-type="string" calcext:value-type="string">
            <text:p>A.2.1.2 Alternativas para contenido renderizado multimedia pendiente del tiempo<text:span text:style-name="T1">: Si en la vista de edición se renderiza contenido multimedia dependiente del tiempo, entonces al menos una de las siguientes es cierta: (a) Opcion de renderizar: la herramienta de edición proporciona la opción de renderizar alternativas para el contenido multimedia; (b) Opción del agente de usuario: el autor tiene la opción de previsualizar el contenido multimedia en un agente de usuario (eg. navegador web) que es capaz de renderizar las alternativas.</text:span></text:p>
          </table:table-cell>
          <table:table-cell table:style-name="ce2"/>
          <table:table-cell table:style-name="ce7"/>
          <table:table-cell table:number-columns-repeated="1019"/>
        </table:table-row>
        <table:table-row table:style-name="ro4">
          <table:table-cell table:number-columns-repeated="2" table:style-name="ce2" office:value-type="string" calcext:value-type="string">
            <text:p>A</text:p>
          </table:table-cell>
          <table:table-cell table:style-name="ce4" office:value-type="string" calcext:value-type="string">
            <text:p>A.2.2.1 Ver indicadores de estado en vista de edición: <text:span text:style-name="T1">Si en la vista de edición aparecen indicadores de estado para el contenido que se está editando, entonces la información que se transmite por los indicadores de estado se puede determinar mediante programación (por ejemplo, si aparecen marcados de forma especial los errores ortográficos).</text:span></text:p>
          </table:table-cell>
          <table:table-cell table:style-name="ce2"/>
          <table:table-cell table:style-name="ce8"/>
          <table:table-cell table:number-columns-repeated="1019"/>
        </table:table-row>
        <table:table-row table:style-name="ro2">
          <table:table-cell table:number-columns-repeated="2" table:style-name="ce2" office:value-type="string" calcext:value-type="string">
            <text:p>A</text:p>
          </table:table-cell>
          <table:table-cell table:style-name="ce4" office:value-type="string" calcext:value-type="string">
            <text:p>A.3.1.1 Acceso mediante teclado (Mínimo)<text:span text:style-name="T1">: Toda la funcionalidad de la herramienta de edición se puede operar a través de una interfaz de teclado, sin necesidad de tiempo específico para la pulsación de teclas individuales.</text:span></text:p>
          </table:table-cell>
          <table:table-cell table:style-name="ce2"/>
          <table:table-cell table:style-name="ce8"/>
          <table:table-cell table:number-columns-repeated="1019"/>
        </table:table-row>
        <table:table-row table:style-name="ro4">
          <table:table-cell table:number-columns-repeated="2" table:style-name="ce2" office:value-type="string" calcext:value-type="string">
            <text:p>A</text:p>
          </table:table-cell>
          <table:table-cell table:style-name="ce4" office:value-type="string" calcext:value-type="string">
            <text:p>A.3.1.2 No trampas para el teclado<text:span text:style-name="T1">: Si el foco puede ser movido a un componente de la herramienta de edición usando teclado, entonces el foco puede ser movido si se usa sólo teclado. Si ello requiere usar teclas diferentes a las flechas o tabulador u otros métodos normalizados de salida, entonces el autor debe se avisado del método para mover el foco.</text:span></text:p>
          </table:table-cell>
          <table:table-cell table:style-name="ce2"/>
          <table:table-cell table:style-name="ce8"/>
          <table:table-cell table:number-columns-repeated="1019"/>
        </table:table-row>
        <table:table-row table:style-name="ro1">
          <table:table-cell table:number-columns-repeated="2" table:style-name="ce2" office:value-type="string" calcext:value-type="string">
            <text:p>A</text:p>
          </table:table-cell>
          <table:table-cell table:style-name="ce4" office:value-type="string" calcext:value-type="string">
            <text:p>A.3.2.1 Auto-Guardar (Mínimo)<text:span text:style-name="T1">: La herramienta de edición no tiene límites de tiempo o puede guardar de forma automática el contenido editado antes de que se alcance el límite de tiempo de la sesión.</text:span></text:p>
          </table:table-cell>
          <table:table-cell table:style-name="ce2"/>
          <table:table-cell table:style-name="ce6"/>
          <table:table-cell table:number-columns-repeated="1019"/>
        </table:table-row>
        <table:table-row table:style-name="ro5">
          <table:table-cell table:number-columns-repeated="2" table:style-name="ce2" office:value-type="string" calcext:value-type="string">
            <text:p>A</text:p>
          </table:table-cell>
          <table:table-cell table:style-name="ce4" office:value-type="string" calcext:value-type="string">
            <text:p>A.3.2.2 Tiempo Ajustable<text:span text:style-name="T1">: La herramienta de edición no tiene límites de tiempo o al menos una de las siguientes es cierta: </text:span></text:p>
            <text:p><text:span text:style-name="T1">(a) Desconexión: El autor puede desactivar el límite de tiempo; (b) Ajuste: El autor puede ajustar el límite de tiempo en un rango al menos diez veces superior a la duración del tiempo por defecto; (c) Extender: El autor es avisado antes de que el tiempo expire y se le da al menos 20 segundos para extender el límite de tiempo con una simple acción (e.g. "presionando la barra espaciadora"), y se le permite extender el límite al menos diez veces; (d) Excepción en tiempo real: el límite de tiempo es una parte requerida de un evento de tiempo real (e.g. un sistema de autoría colaborativa), y no es posible una alternativa al límite de tiempo; (e) Excepción esencial: El límite de tiempo es esencial y extenderlo supondría invalidar la actividad; (f) Exception de 20 horas: El límite de tiempo es superior a 20 horas.</text:span></text:p>
          </table:table-cell>
          <table:table-cell table:style-name="ce2"/>
          <table:table-cell table:style-name="ce6"/>
          <table:table-cell table:number-columns-repeated="1019"/>
        </table:table-row>
        <table:table-row table:style-name="ro1">
          <table:table-cell table:number-columns-repeated="2" table:style-name="ce2" office:value-type="string" calcext:value-type="string">
            <text:p>A</text:p>
          </table:table-cell>
          <table:table-cell table:style-name="ce4" office:value-type="string" calcext:value-type="string">
            <text:p>A.3.2.3 Componentes estáticos de entrada<text:span text:style-name="T1">: La herramienta de edición no incluye componentes de interfaz de usuario en movimiento para entrada de datos, que no pueden ser pausados por el autor.</text:span></text:p>
          </table:table-cell>
          <table:table-cell table:style-name="ce2"/>
          <table:table-cell table:style-name="ce6"/>
          <table:table-cell table:number-columns-repeated="1019"/>
        </table:table-row>
        <table:table-row table:style-name="ro2">
          <table:table-cell table:number-columns-repeated="2" table:style-name="ce2" office:value-type="string" calcext:value-type="string">
            <text:p>A</text:p>
          </table:table-cell>
          <table:table-cell table:style-name="ce4" office:value-type="string" calcext:value-type="string">
            <text:p>A.3.3.1 Opción de vista estática<text:span text:style-name="T1">: Si la vista de edición puede reproducir contenido basado en el tiempo, la reproducción no es necesariamente automática desde que se carga el contenido, y la reproducción puede ser pausada.</text:span></text:p>
          </table:table-cell>
          <table:table-cell table:style-name="ce2"/>
          <table:table-cell table:style-name="ce7"/>
          <table:table-cell table:number-columns-repeated="1019"/>
        </table:table-row>
        <table:table-row table:style-name="ro2">
          <table:table-cell table:number-columns-repeated="2" table:style-name="ce2" office:value-type="string" calcext:value-type="string">
            <text:p>A</text:p>
          </table:table-cell>
          <table:table-cell table:style-name="ce4" office:value-type="string" calcext:value-type="string">
            <text:p>A.3.6.1 Independencia de la Pantalla<text:span text:style-name="T1">: Si la herramienta de edición incluye la configuración de pantalla para la vista de edición, entonces, la herramienta de edición permite a los autores realizar estos ajustes sin modificar el contenido web que se está editando.</text:span></text:p>
          </table:table-cell>
          <table:table-cell table:style-name="ce2"/>
          <table:table-cell table:style-name="ce6"/>
          <table:table-cell table:number-columns-repeated="1019"/>
        </table:table-row>
        <table:table-row table:style-name="ro6">
          <table:table-cell table:number-columns-repeated="2" table:style-name="ce2" office:value-type="string" calcext:value-type="string">
            <text:p>A</text:p>
          </table:table-cell>
          <table:table-cell table:style-name="ce4" office:value-type="string" calcext:value-type="string">
            <text:p>A.3.7.1 Previsualización (Mínimo)<text:span text:style-name="T1">: Si se proporciona previsualización, entonces una de las siguientes es cierta: (a) Agente de usuario existente: La previsualización renderiza contenido usando un agente de usuario (navegador web) de los existentes en el mercado; or (b) Agente de usuario UAAG nivel A: La previsualización se hace con un agente de usuauro que cumple con la especificación "User Agent Accessibility Guidelines 1.0 Level A" del W3C.</text:span></text:p>
          </table:table-cell>
          <table:table-cell table:style-name="ce2"/>
          <table:table-cell table:style-name="ce6"/>
          <table:table-cell table:number-columns-repeated="1019"/>
        </table:table-row>
        <table:table-row table:style-name="ro1">
          <table:table-cell table:number-columns-repeated="2" table:style-name="ce2" office:value-type="string" calcext:value-type="string">
            <text:p>A</text:p>
          </table:table-cell>
          <table:table-cell table:style-name="ce4" office:value-type="string" calcext:value-type="string">
            <text:p>A.4.1.1 Cambios de contenido reversibles (Mínimo)<text:span text:style-name="T1">: Todas las acciones de edición son reversibles, o bien la herramienta de edición requiere confirmación del autor para proceder.</text:span></text:p>
          </table:table-cell>
          <table:table-cell table:style-name="ce2"/>
          <table:table-cell table:style-name="ce6"/>
          <table:table-cell table:number-columns-repeated="1019"/>
        </table:table-row>
        <table:table-row table:style-name="ro2">
          <table:table-cell table:number-columns-repeated="2" table:style-name="ce2" office:value-type="string" calcext:value-type="string">
            <text:p>A</text:p>
          </table:table-cell>
          <table:table-cell table:style-name="ce4" office:value-type="string" calcext:value-type="string">
            <text:p>A.4.1.2 Confirmación de cambios en la configuración<text:span text:style-name="T1">: Si la herramienta de edición proporciona mecanismos para el cambio de configuración de la interfaz de usuario, entonces esos cambios se pueden revertir, o bien la herramienta de edición requiere confirmación para proceder.</text:span></text:p>
          </table:table-cell>
          <table:table-cell table:style-name="ce2"/>
          <table:table-cell table:style-name="ce6"/>
          <table:table-cell table:number-columns-repeated="1019"/>
        </table:table-row>
        <table:table-row table:style-name="ro7">
          <table:table-cell table:number-columns-repeated="2" table:style-name="ce2" office:value-type="string" calcext:value-type="string">
            <text:p>A</text:p>
          </table:table-cell>
          <table:table-cell table:style-name="ce4" office:value-type="string" calcext:value-type="string">
            <text:p>A.4.2.1 Descripción de características de accesibilidad<text:span text:style-name="T1">: Para cada característica de la herramienta que se utiliza para cumplir ATAG 2.0 (Parte A), al menos una de las siguientes es cierta: (a) Descrita en la documentación: El uso de la característica está explicada en la documentación de la herramienta de edición; (b) Descrita en la interfaz: El uso de la característica está explicada en la interfaz de la herramienta de edición; (c) Como servicio: La característica es un servicio proporcionado por una plataforma subyaciente; (d) No usado por autor: La característica no es usada directamente por el autor (e.g. pasando información a un servicio de accesibilidad de la plataforma).</text:span></text:p>
            <text:p/>
          </table:table-cell>
          <table:table-cell table:style-name="ce2"/>
          <table:table-cell table:style-name="ce8"/>
          <table:table-cell table:number-columns-repeated="1019"/>
        </table:table-row>
        <table:table-row table:style-name="ro2">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1.1.1 Auto-generación de contenido después de la sesión de edición (WCAG Nivel A)<text:span text:style-name="T1">: La herramienta de edición no genera automáticamente contenido web después del final de una sesión de edición, o el autor puede especificar que ese contenido debe ser accesible para cumplir WCAG 2.0 Nivel A.</text:span></text:p>
          </table:table-cell>
          <table:table-cell table:style-name="ce2"/>
          <table:table-cell table:style-name="ce9"/>
          <table:table-cell table:number-columns-repeated="1019"/>
        </table:table-row>
        <table:table-row table:style-name="ro7">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1.1.2 Auto-generación de contenido durante la sesión de edición (WCAG Nivel A)<text:span text:style-name="T1">: Si la herramienta de edición proporciona la funcionalidad para la generación automática de contenidos web durante la edición, entonces al menos una de las siguientes es cierta: (a) Accesible: El contendo es accesible hasta nivel WCAG nivel A sin intervención del autor; (b) Preguntado: Durante el proceso de generación automática, el autor es preguntado para cualquier información necesarioa sobre accesibilidad WCAG Nivel A; (c) Comprobación automática: Después del proceso de generación automática, se realiza automáticamente una comprobación de accesibilidad; (d) Comprobación sugerida: Después del proceso de generación automática, la herramienta de edición pregunta al autor para realizar comprobación automática.</text:span></text:p>
          </table:table-cell>
          <table:table-cell table:style-name="ce2"/>
          <table:table-cell table:style-name="ce6"/>
          <table:table-cell table:number-columns-repeated="1019"/>
        </table:table-row>
        <table:table-row table:style-name="ro7">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1.2.1 Transformaciones de reestructuración y recodificación (WCAG Nivel A): <text:span text:style-name="T1">Si la herramienta de edición proporciona transformaciones de reestructuración o de recodificación, entonces al menos una de las siguientes es cierta: (a) Preservación: La información de accesibilidad (WCAG Nivel A) es preservada en el resultado de salida; (b) Aviso: El autor tiene la opción por defecto de ser avisado de que la información de accesibilidad (WCAG Nivel A) puede perderse (e.g. cuando se guarda un gráfico vectorial en un formato de imágen como bmp); (c) Comprobación automática: Después de la transformación, la comprobación de accesibilidad se realiza automáticamente; (d) Comprobación sugerida: Después de la transformación, la herramienta de edición pregunta al autor para realizar una comprobación de accesibilidad. </text:span></text:p>
          </table:table-cell>
          <table:table-cell table:style-name="ce2"/>
          <table:table-cell table:style-name="ce7"/>
          <table:table-cell table:number-columns-repeated="1019"/>
        </table:table-row>
        <table:table-row table:style-name="ro4">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1.2.2 Copiar-Pegar en la herramienta de edición (WCAG Nivel A)<text:span text:style-name="T1">: Si la herramienta de edición soporta el copiado-pegado de contenido estructurado, entonces cualquier información de accesibilidad (WCAG Nivel A) en el contenido pegado, es preservado cuando la herramienta de edición es la fuente y destino del copiado-pegado, y la fuente y destino usan la m,isma tecnología de contenido web.</text:span></text:p>
          </table:table-cell>
          <table:table-cell table:style-name="ce2"/>
          <table:table-cell table:style-name="ce8"/>
          <table:table-cell table:number-columns-repeated="1019"/>
        </table:table-row>
        <table:table-row table:style-name="ro2">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1.2.3 Las optimizaciones preservan la accesibilidad<text:span text:style-name="T1">: Si la herramienta de edición proporciona transformaciones para optimizar el contenido web, entonces toda la información de accesibilidad (WCAG) existente en la entrada es perservada en la salida.</text:span></text:p>
          </table:table-cell>
          <table:table-cell table:style-name="ce2"/>
          <table:table-cell table:style-name="ce9"/>
          <table:table-cell table:number-columns-repeated="1019"/>
        </table:table-row>
        <table:table-row table:style-name="ro4">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1.2.4 Alternativas textuales para contenido no textual son preservadas<text:span text:style-name="T1">: Si la herramienta de edición proporciona transformaciones del contenido web que mantienen contenido no textal en la salida, entonces cualquier alternativa textual de ese contenido no textual es preservado si existen mecanismos equivalentes en la tecnología de contenido web de la salida.</text:span></text:p>
          </table:table-cell>
          <table:table-cell table:style-name="ce2"/>
          <table:table-cell table:style-name="ce7"/>
          <table:table-cell table:number-columns-repeated="1019"/>
        </table:table-row>
        <table:table-row table:style-name="ro2">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2.1.1 Contenido accesible posible (WCAG Nivel A)<text:span text:style-name="T1">: La herramienta de edición no pone restricciones al contenido web que el autor puede crear, o las restricciones no hacen que no se cumplan los criterios de conformidad de WCAG Nivel A.</text:span></text:p>
          </table:table-cell>
          <table:table-cell table:style-name="ce2"/>
          <table:table-cell table:style-name="ce8"/>
          <table:table-cell table:number-columns-repeated="1019"/>
        </table:table-row>
        <table:table-row table:style-name="ro4">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2.2.1 Protagonismo de la opción accesible (WCAG Nivel A)<text:span text:style-name="T1">: Si la herramienta de edición ofrece al autor una opción de acciones de edición para obtener los mismos resultados de edición (e.g. opciones de estilo), entonces las opciones para obtener contenido web accesible (WCAG Nivel A) son al menos tan prominentes como las opciones que no.</text:span></text:p>
          </table:table-cell>
          <table:table-cell table:style-name="ce2"/>
          <table:table-cell table:style-name="ce7"/>
          <table:table-cell table:number-columns-repeated="1019"/>
        </table:table-row>
        <table:table-row table:style-name="ro4">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2.2.2 Ajustar propiedades de accesibilidad (WCAG Nivel A)<text:span text:style-name="T1">: Si la herramienta de edición proporciona mecanismos para ajustar propiedades de contenido web (e.g. valores para atributos), entonces también se proporcionan mecanismos para ajustar propiedades de contenido web relacionadas con la información de accesibilidad (WCAG Nivel A).</text:span></text:p>
          </table:table-cell>
          <table:table-cell table:style-name="ce2"/>
          <table:table-cell table:style-name="ce6"/>
          <table:table-cell table:number-columns-repeated="1019"/>
        </table:table-row>
        <table:table-row table:style-name="ro2">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2.3.1 Contenido alternativo es editable (WCAG Nivel A)<text:span text:style-name="T1">: Si la herramienta de edición proporciona funcionalidad para añadir contenido no textual, entonces el autor puede modificar por programa las alternativas de texto asociadas para el contenido no textual (para cumplir WCAG Nivel A).</text:span></text:p>
          </table:table-cell>
          <table:table-cell table:style-name="ce2"/>
          <table:table-cell table:style-name="ce6"/>
          <table:table-cell table:number-columns-repeated="1019"/>
        </table:table-row>
        <table:table-row table:style-name="ro7">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2.3.2 Reparación Automática de Texto Alternativo<text:span text:style-name="T1">: La herramienta de edición no intenta reparar el texto alternativo para el contenido no textual, o las siguientes son todas ciertas: (a) No utiliza como alternativa texto genérico (como "imagen" o el nombre de un archivo); (b) Si el intento de reparación se produce durante una sesión de edición , el autor tienen la oportunidad de aceptar, modificar o rechazar el intento de reparación antes de la inserción de la alternativa de texto en el contenido; y (c) Si se produce el intento de reparación después de una sesión de edición, el texto alternativo reparado se avisa durante las sesiones de edición posteriores y el autor tendrá la oportunidad de aceptar, modificar o rechazar el texto de reparación antes de la inserción en el contenido.</text:span></text:p>
          </table:table-cell>
          <table:table-cell table:style-name="ce2"/>
          <table:table-cell table:style-name="ce7"/>
          <table:table-cell table:number-columns-repeated="1019"/>
        </table:table-row>
        <table:table-row table:style-name="ro1">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2.4.1 Opciones de plantilla accesible (WCAG Nivel A)<text:span text:style-name="T1">: Si la herramienta de edición proporciona plantillas (templates), entonces hay opciones de plantillas accesibles que cumplen WCAG Nivel A.</text:span></text:p>
          </table:table-cell>
          <table:table-cell table:style-name="ce2"/>
          <table:table-cell table:style-name="ce6"/>
          <table:table-cell table:number-columns-repeated="1019"/>
        </table:table-row>
        <table:table-row table:style-name="ro3">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3.1.1 Asistencia para comprobación de accesibilidad (WCAG Nivel A)<text:span text:style-name="T1">: Si la herramienta de edición proporciona al autor la posibilidad de añadir o modificar contenido web de tal forma que puedan incumplirse criterios de conformidad de WCAG Nivel A, entonces se proporciona asistencia para la comprobación de accesibilidad para dichos criterios (e.g. una herramienta de edición HTML que permite insertar imágenes debería permitir comprobar el texto alternativo; una herramienta de edición de video con la posibilidad de editar pistas, debería permitir comprobar los subtítulos).</text:span></text:p>
          </table:table-cell>
          <table:table-cell table:style-name="ce2"/>
          <table:table-cell table:style-name="ce8"/>
          <table:table-cell table:number-columns-repeated="1019"/>
        </table:table-row>
        <table:table-row table:style-name="ro4">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3.1.2 Ayudar a decidir al autor<text:span text:style-name="T1">: Si la herramienta de edición proporciona comprobación de accesibilidad, y permite al autor decidir si se han identificado correctamente posibles problemas de accesibilidad (WCAG) en el contenido web (mediante comprobación manual o semi-automática), entonces se proporciona al autor instrucciones que describen como decidir.</text:span></text:p>
          </table:table-cell>
          <table:table-cell table:style-name="ce2"/>
          <table:table-cell table:style-name="ce7"/>
          <table:table-cell table:number-columns-repeated="1019"/>
        </table:table-row>
        <table:table-row table:style-name="ro4">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3.1.3 Ayudar al autor a localizar<text:span text:style-name="T1">: Si la herramienta de edición proporciona comprobación de accesibilidad, y permite al autor decidir si se han identificado correctamente posibles problemas de accesibilidad (WCAG) en el contenido web (mediante comprobación manual o semi-automática), entonces se ayuda al autor identificando el contenido relevante (eg. resaltándolo con color).</text:span></text:p>
          </table:table-cell>
          <table:table-cell table:style-name="ce2"/>
          <table:table-cell table:style-name="ce7"/>
          <table:table-cell table:number-columns-repeated="1019"/>
        </table:table-row>
        <table:table-row table:style-name="ro4">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3.2.1 Asistencia en la reparación (WCAG Nivel A)<text:span text:style-name="T1">: Si la herramienta de edición proporciona al autor la posibilidad de añadir o modificar contenido web de tal forma que puedan incumplirse criterios de conformidad de WCAG Nivel A (como en criterio B.3.1.1), entonces se proporcionan al autor sugerencias para su reparación.</text:span></text:p>
          </table:table-cell>
          <table:table-cell table:style-name="ce2"/>
          <table:table-cell table:style-name="ce8"/>
          <table:table-cell table:number-columns-repeated="1019"/>
        </table:table-row>
        <table:table-row table:style-name="ro1">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4.1.1 Características activadas por defecto<text:span text:style-name="T1">: Todas las características de soporte para contenido accesibles están activadas por defecto.</text:span></text:p>
          </table:table-cell>
          <table:table-cell table:style-name="ce2"/>
          <table:table-cell table:style-name="ce10"/>
          <table:table-cell table:number-columns-repeated="1019"/>
        </table:table-row>
        <table:table-row table:style-name="ro2">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4.1.2 Opción de reactivar características<text:span text:style-name="T1">: La herramienta de edición no incluye la opción de desactivar las características de soporte al contenido accesible, o las características que han sido desactivadas pueden ser activadas de nuevo.</text:span></text:p>
          </table:table-cell>
          <table:table-cell table:style-name="ce2"/>
          <table:table-cell table:style-name="ce6"/>
          <table:table-cell table:number-columns-repeated="1019"/>
        </table:table-row>
        <table:table-row table:style-name="ro2">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4.2.1 Ejemplos de prácticas de edición accesible (WCAG Nivel A)<text:span text:style-name="T1">: Se ofrecen al autor ejemplos en la documentación (e.g. código con etiquetas, pantallazos de vistas de edición WYSIWYG) para mostrar prácticas de edición de contenido accesible (WCAG Nivel A).</text:span></text:p>
          </table:table-cell>
          <table:table-cell table:style-name="ce2"/>
          <table:table-cell table:style-name="ce8"/>
          <table:table-cell table:number-columns-repeated="1019"/>
        </table:table-row>
        <table:table-row table:style-name="ro1">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4.2.2 Instrucciones de uso de características<text:span text:style-name="T1">: En la documentación aparecen instrucciones para usar las características que ofrecen soporte para crear contenido accesible.</text:span></text:p>
          </table:table-cell>
          <table:table-cell table:style-name="ce2"/>
          <table:table-cell table:style-name="ce8"/>
          <table:table-cell table:number-columns-repeated="1019"/>
        </table:table-row>
        <table:table-row table:style-name="ro8" table:number-rows-repeated="1048537">
          <table:table-cell table:number-columns-repeated="1024"/>
        </table:table-row>
        <table:table-row table:style-name="ro8">
          <table:table-cell table:number-columns-repeated="1024"/>
        </table:table-row>
        <table:named-expressions>
          <table:named-range table:name="_xlnm._FilterDatabase" table:base-cell-address="$Criterios.$A$1" table:cell-range-address="$Criterios.$A$1:.$E$38"/>
        </table:named-expressions>
      </table:table>
      <table:table table:name="Observaciones" table:style-name="ta2">
        <office:forms form:automatic-focus="false" form:apply-design-mode="false"/>
        <table:table-column table:style-name="co6" table:number-columns-repeated="1024" table:default-cell-style-name="ce11"/>
        <table:table-row table:style-name="ro8">
          <table:table-cell table:number-columns-repeated="1024"/>
        </table:table-row>
        <table:table-row table:style-name="ro8">
          <table:table-cell table:style-name="Default"/>
          <table:table-cell table:number-columns-repeated="1023"/>
        </table:table-row>
        <table:table-row table:style-name="ro8" table:number-rows-repeated="1048573">
          <table:table-cell table:number-columns-repeated="1024"/>
        </table:table-row>
        <table:table-row table:style-name="ro8">
          <table:table-cell table:number-columns-repeated="1024"/>
        </table:table-row>
      </table:table>
      <table:named-expressions/>
      <table:database-ranges>
        <table:database-range table:name="__Anonymous_Sheet_DB__0" table:target-range-address="Criterios.A1:Criterios.E38"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fill-character> </loext:fill-character>
      <number:text>-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fill-character> </loext:fill-character>
      <number:text>-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fill-character> </loext:fill-character>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fill-character> </loext:fill-character>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4">
      <style:page-layout-properties fo:page-width="297mm" fo:page-height="210.01mm" style:num-format="1" style:print-orientation="landscape" fo:margin-top="19.05mm" fo:margin-bottom="19.05mm" fo:margin-left="6.35mm" fo:margin-right="6.35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2">00/00/0000</text:date>, <text:time style:data-style-name="N2" text:time-value="23:25:18.195319366">00:00:00</text:time></text:p>
        </style:region-right>
      </style:header>
      <style:header-left style:display="false"/>
      <style:footer>
        <text:p>Página <text:page-number>1</text:page-number> / <text:page-count>99</text:page-count></text:p>
      </style:footer>
      <style:footer-left style:display="false"/>
    </style:master-page>
    <style:master-page style:name="PageStyle_5f_Observaciones" style:display-name="PageStyle_Observaciones"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Criterios" style:display-name="PageStyle_Criterio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9-16T00:00:00</meta:creation-date>
    <dc:language>es-ES</dc:language>
    <dc:date>2016-08-22T23:26:01.863790472</dc:date>
    <meta:editing-cycles>7</meta:editing-cycles>
    <meta:editing-duration>PT4H18M43S</meta:editing-duration>
    <meta:generator>LibreOffice/5.1.4.2$Linux_X86_64 LibreOffice_project/10m0$Build-2</meta:generator>
    <meta:document-statistic meta:table-count="2" meta:cell-count="116"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